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Heading_20_1">
      <style:text-properties style:font-name="Calibri"/>
    </style:style>
    <style:style style:name="T1" style:family="text">
      <style:text-properties officeooo:rsid="001963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edienungsanleitung</text:h>
      <text:p text:style-name="P1">Nach dem Programmstart erscheint man in der Startumgebung. Mit dem gewählten Modell vor sich und zwei Menüs, die einem ermöglichen das Modell auf verschiedene Station zu verteilen. In welchen die Montagereihenfolge für das ausge<text:span text:style-name="T1">w</text:span>ählte Modell bestimmt werden kann.</text:p>
      <text:p text:style-name="P1">Das linke Menü enthält eine Übersicht über alle bereits erstellten Stationen. Hier kann ausgewählt werden, in welchen Vorgängerstationen, vor der neu zu erstellenden Station bearbeitet werden müssen. Das Auswählen der Stationen wird über ein Anwählen der richtigen Station in dem Menu ermöglicht. Ein Auswählen mit dem Controller der jeweiligen Station, wird diese hervor gehoben und Sie zählt als ausgewählt. Ein weiter<text:span text:style-name="T1">e</text:span>s Auswählen einer hervorgehobenen Station deselektiert diese Station. Falls der Nutzer mit der Auswahl zufrieden ist kann die Auswahl bestätigt werden. </text:p>
      <text:p text:style-name="P1">Das rechte Menü ist für die Teilzuteilung zuständig. Der Partpicker wird aktiviert in dem man die Checkbox im unteren Teil aktiviert. Der Controller schaltet in einen neuen Modus mit einem Laserstrahl, der es ermöglicht Teile aus dem Modell vor einem, auszuwählen. Der Nutzer muss hierfür mit dem Laserstrahl auf das gewünschte Teil zeigen und die Aktionstaste an dem Controller drücken um das Teil auszuwählen. Das Teil, auf das der Laserstrahl zeigt wird dabei farblich hervorgehoben. Wenn die Aktion bestätigt wurde erscheint das Teil in dem rechten "Select Parts"-Menü. Es kann mit der gleichen Aktion wieder deselektiert werden. Ausgewählte Teile werden ausgeblendet, um dem Nutzer das Auswählen zu erleichtern. Falls man mit der Auswahl zufrieden ist kann die Station mit dem Button "Create Station" generiert werden.</text:p>
      <text:p text:style-name="P1">Der Controller wird wieder den Modus ändern und ein anderer Laserstrahl zum platzieren der Station wird erscheinen. Es wird außerdem eine Vorschau der Station auf den Boden projeziert, wo diese Station erscheinen soll. Nach einem klicken auf die Aktionstaste wird die Station generiert. </text:p>
      <text:p text:style-name="P1">Um ein leichteres Manövrieren in der virtuellen Umgebung zu ermöglichen bietet das Programm eine Teleportationsfunktion an. Diese wird an dem Controller mit der Taste ? aktiviert. Der Controller wechselt in den Teleportationsmodus. Ein Laserstrahl mit einem Kreis bei einer Kollision mit dem Boden (Der Laserstrahl kollidiert nur mit dem Boden), zeigt die Position an die der Avatar teleportiert wird, wenn man die Aktionstaste auf dem Controller betätigt.</text:p>
      <text:p text:style-name="P1">Stationen bieten eine Liste die alle vorher ausgewählten Teile enthält und diese aus einer Liste erscheinen lässt. Dabei werden mit dem Controller aus einer Liste Teile ausgewählt und mit einem einem Button über der Kiste erzeugt. Diese Teile können an das Modell, das mit der Station erscheint, angebaut werden. Das Teil wird dazu mit dem Controller aufgehoben und an die richtige Stelle im Modell platziert. Das Modell leuchtet auf und das Teil kann losgelassen werden. Es wird korrekt im Modell platziert und erhält eine andere Farbe. Intern wird das Teil in der Montagereihenfolge für diese Station erfasst.</text:p>
      <text:p text:style-name="P1">Jede Station bietet zusätzlich die Möglichkeit die Montagereihenfolge zurückzusetzen. Dies wird über den Button "Reset Station" ermöglicht.</text:p>
      <text:p text:style-name="P1">Im Programm kann jederzeit mit drücken der Pause Taste das Pause Menü aufgerufen werden. Es ermöglicht es dem Nutzer den aktuellen Stand des Programms zu speichern. Sowie das Programm zu been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18:27:27.938000000</meta:creation-date>
    <dc:date>2021-01-15T18:28:33.663000000</dc:date>
    <meta:editing-duration>PT1M6S</meta:editing-duration>
    <meta:editing-cycles>1</meta:editing-cycles>
    <meta:generator>LibreOffice/7.0.4.2$Windows_X86_64 LibreOffice_project/dcf040e67528d9187c66b2379df5ea4407429775</meta:generator>
    <meta:document-statistic meta:table-count="0" meta:image-count="0" meta:object-count="0" meta:page-count="1" meta:paragraph-count="9" meta:word-count="500" meta:character-count="3366" meta:non-whitespace-character-count="2873"/>
  </office:meta>
</office:document-meta>
</file>